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AIVE BAYES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Wea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lass</text:p>
          </table:table-cell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go-ou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sun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calcext:value-type="string">
            <text:p>1. We need to calculate the class probabiliti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lass = 1) = count(class = 1) / count(class = 0) + count(class = 1)</text:p>
          </table:table-cell>
          <table:table-cell table:number-columns-repeated="6"/>
        </table:table-row>
        <table:table-row table:style-name="ro2">
          <table:table-cell table:formula="of:=COUNT([.G4:.G8])/(COUNT([.G9:.G13]) + COUNT([.G4:.G8]))"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lass = 0) = count(class = 0) / count(class = 0) + count(class = 1)</text:p>
          </table:table-cell>
          <table:table-cell table:number-columns-repeated="6"/>
        </table:table-row>
        <table:table-row table:style-name="ro2">
          <table:table-cell table:formula="of:=COUNT([.G9:.G13]) / (COUNT([.G9:.G13]) + COUNT([.G4:.G8]))"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2. We need to calculate the conditional probabilities for each type of input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2.1 Start with the weather inpu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weather=1|class=1) = count(weather=1 ∧ class =1) / count(class = 1) 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À noter que ∧, signifie, pour weather = 1 ET class = 1</text:p>
          </table:table-cell>
          <table:table-cell table:number-columns-repeated="6"/>
        </table:table-row>
        <table:table-row table:style-name="ro2">
          <table:table-cell table:formula="of:=COUNT([.E4];[.E6];[.E7];[.E8]) / COUNT([.G4:.G8])"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weather=0|class=1) = count(weather=0 ∧ class =1) / count(class = 1)</text:p>
          </table:table-cell>
          <table:table-cell table:number-columns-repeated="6"/>
        </table:table-row>
        <table:table-row table:style-name="ro2">
          <table:table-cell table:formula="of:=COUNT([.E5])/COUNT([.G4:.G8])"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weather=1|class=0) = count(weather=1 ∧ class =0) / count(class = 0)</text:p>
          </table:table-cell>
          <table:table-cell table:number-columns-repeated="6"/>
        </table:table-row>
        <table:table-row table:style-name="ro2">
          <table:table-cell table:formula="of:=COUNT([.E11];[.E12])/COUNT([.G9:.G13])"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weather=0|class=0) = count(weather=0 ∧ class =0) / count(class = 0)</text:p>
          </table:table-cell>
          <table:table-cell table:number-columns-repeated="6"/>
        </table:table-row>
        <table:table-row table:style-name="ro2">
          <table:table-cell table:formula="of:=COUNT([.E9:.E10];[.E13])/COUNT([.G9:.G13])" office:value-type="float" office:value="0.6" calcext:value-type="float">
            <text:p>0.6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2.2 Then the car inpu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ar=1|class=1) = count(car=1 ∧ class =1) / count(class = 1) </text:p>
          </table:table-cell>
          <table:table-cell table:number-columns-repeated="6"/>
        </table:table-row>
        <table:table-row table:style-name="ro2">
          <table:table-cell table:formula="of:=COUNT([.F4];[.F6];[.F7];[.F8])/COUNT([.G4:.G8])"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ar=0|class=1) = count(car=0 ∧ class =1) / count(class = 1) </text:p>
          </table:table-cell>
          <table:table-cell table:number-columns-repeated="6"/>
        </table:table-row>
        <table:table-row table:style-name="ro2">
          <table:table-cell table:formula="of:=COUNT([.F5])/COUNT([.G4:.G8])"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ar=1|class=0) = count(car=1 ∧ class =0) / count(class = 0) </text:p>
          </table:table-cell>
          <table:table-cell table:number-columns-repeated="6"/>
        </table:table-row>
        <table:table-row table:style-name="ro2">
          <table:table-cell table:formula="of:=COUNT([.F11]) / COUNT([.G9:.G13])"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ar=0|class=0) = count(car=0 ∧ class =0) / count(class = 0) </text:p>
          </table:table-cell>
          <table:table-cell table:number-columns-repeated="6"/>
        </table:table-row>
        <table:table-row table:style-name="ro2">
          <table:table-cell table:formula="of:=COUNT([.F9];[.F10];[.F12];[.F13])/COUNT([.G9:.G13])"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3. Now we have all we need to predict using the Naiva Bayes model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3.2 For each row we have to calculate the probabilities for each class with all type of input in the formul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so written as MAP(h) = max(P(d|h) * P(h)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w1(Class = 1) = P(weather = 1| class = 1) * P(car =1| class =1) * P(class = 1)</text:p>
          </table:table-cell>
          <table:table-cell table:number-columns-repeated="6"/>
        </table:table-row>
        <table:table-row table:style-name="ro2">
          <table:table-cell table:formula="of:=[.A24]*[.A33]*[.A17]"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w1(Class = 0) = P(weather = 1| class = 0) * P(car =1| class =0) * P(class = 0)</text:p>
          </table:table-cell>
          <table:table-cell table:number-columns-repeated="6"/>
        </table:table-row>
        <table:table-row table:style-name="ro2">
          <table:table-cell table:formula="of:=[.A28]*[.A37]*[.A19]" office:value-type="float" office:value="0.04" calcext:value-type="float">
            <text:p>0.0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3.3 Then we predict the biggest value we g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diction = MAP(h)</text:p>
          </table:table-cell>
          <table:table-cell table:number-columns-repeated="6"/>
        </table:table-row>
        <table:table-row table:style-name="ro2">
          <table:table-cell table:formula="of:=0.32"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on test pour le cas weather = 0 et car 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ur classe 0 : </text:p>
          </table:table-cell>
          <table:table-cell table:number-columns-repeated="6"/>
        </table:table-row>
        <table:table-row table:style-name="ro2">
          <table:table-cell table:formula="of:=[.A30]*[.A39]*[.A19]" office:value-type="float" office:value="0.24" calcext:value-type="float">
            <text:p>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ur classe 1:</text:p>
          </table:table-cell>
          <table:table-cell table:number-columns-repeated="6"/>
        </table:table-row>
        <table:table-row table:style-name="ro2">
          <table:table-cell table:formula="of:=[.A26]*[.A35]*[.A19]" office:value-type="float" office:value="0.02" calcext:value-type="float">
            <text:p>0.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5:13:44.532727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21:55.344544734</meta:creation-date>
    <dc:date>2018-01-23T16:44:16.647278089</dc:date>
    <meta:editing-duration>PT31M48S</meta:editing-duration>
    <meta:editing-cycles>2</meta:editing-cycles>
    <meta:generator>LibreOffice/5.1.6.2$Linux_X86_64 LibreOffice_project/10m0$Build-2</meta:generator>
    <meta:document-statistic meta:table-count="1" meta:cell-count="108" meta:object-count="0"/>
  </office:meta>
</office:document-meta>
</file>